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06cm" svg:y="0.48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2" draw:layer="layout" svg:width="1cm" svg:height="1.1cm" svg:x="15.2cm" svg:y="4.1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11-25T14:30:45.266725197</dc:date>
    <meta:editing-duration>PT2M27S</meta:editing-duration>
    <meta:editing-cycles>17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862cm" svg:y="0.379cm" svg:width="14.724cm" svg:height="8.242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44921270764475E-016">
                <text:p>2.44921270764475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2.82842712474619">
                <text:p>-2.828427124746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2.82842712474619">
                <text:p>-2.828427124746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7.34763812293426E-016">
                <text:p>-7.34763812293426E-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22460635382238E-015">
                <text:p>1.22460635382238E-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2.82842712474619">
                <text:p>-2.828427124746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